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Tahoma" svg:font-family="Tahoma"/>
    <style:font-face style:name="OpenSymbol" svg:font-family="OpenSymbol"/>
    <style:font-face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rebuchet MS" svg:font-family="'Trebuchet MS'"/>
    <style:font-face style:font-family-generic="system" style:font-pitch="variable" style:name="Lucida Sans Unicode" svg:font-family="'Lucida Sans Unicode'"/>
    <style:font-face style:font-family-generic="system" style:font-pitch="variable" style:name="MS Mincho" svg:font-family="'MS Mincho'"/>
    <style:font-face style:font-family-generic="system" style:font-pitch="variable" style:name="Tahoma1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c25c17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a741f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d52f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c7bb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e183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a41f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032c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967d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9bba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16ad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12d5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31d2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71125c">
      <style:table-column-properties style:rel-column-width="10923*"/>
    </style:style>
    <style:style style:family="table-column" style:name="a0afb9e">
      <style:table-column-properties style:rel-column-width="10922*"/>
    </style:style>
    <style:style style:family="table-column" style:name="a8817a4">
      <style:table-column-properties style:rel-column-width="10923*"/>
    </style:style>
    <style:style style:family="table-column" style:name="a116cf6">
      <style:table-column-properties style:rel-column-width="10922*"/>
    </style:style>
    <style:style style:family="table-column" style:name="ab94df1">
      <style:table-column-properties style:rel-column-width="10923*"/>
    </style:style>
    <style:style style:family="table-column" style:name="a591c5f">
      <style:table-column-properties style:rel-column-width="10922*"/>
    </style:style>
    <style:style style:family="table" style:name="a07d579">
      <style:table-properties style:width="17.59cm" table:align="left"/>
    </style:style>
    <style:style style:family="table-cell" style:name="ae8dfcc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780cc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2664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7e52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0819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d73d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2815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e778c6">
      <style:table-column-properties style:rel-column-width="32768*"/>
    </style:style>
    <style:style style:family="table-column" style:name="a6d0661">
      <style:table-column-properties style:rel-column-width="32767*"/>
    </style:style>
    <style:style style:family="table" style:name="a5ca0c3">
      <style:table-properties style:width="17.59cm" table:align="left"/>
    </style:style>
    <style:style style:family="table-cell" style:name="a672de5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d026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43e4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2fa0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94fe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465a2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b0db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c23e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cd264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86e2f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760f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59f2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57815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e2553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ed04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92586d" style:parent-style-name="Table_20_Contents">
      <style:paragraph-properties/>
    </style:style>
    <style:style style:family="paragraph" style:list-style-name="L1" style:name="a49f082" style:parent-style-name="Table_20_Contents">
      <style:paragraph-properties/>
    </style:style>
    <style:style style:family="paragraph" style:list-style-name="L1" style:name="a4c1439" style:parent-style-name="Table_20_Contents">
      <style:paragraph-properties/>
    </style:style>
    <style:style style:family="paragraph" style:list-style-name="L1" style:name="a01eab7" style:parent-style-name="Table_20_Contents">
      <style:paragraph-properties/>
    </style:style>
    <style:style style:family="table-cell" style:name="a13adf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1c67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data-style-name="N0" style:family="table-cell" style:name="a64355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935e07" style:parent-style-name="Table_20_Contents">
      <style:text-properties fo:font-size="15.0pt" fo:font-weight="bold" style:font-name="Trebuchet MS" style:font-size-asian="15.0pt" style:font-weight-asian="bold" style:font-weight-complex="bold"/>
    </style:style>
    <style:style style:family="table-cell" style:name="a8ab14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5fe7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649e69">
      <style:table-column-properties style:rel-column-width="16386*"/>
    </style:style>
    <style:style style:family="table-column" style:name="a11713a">
      <style:table-column-properties style:rel-column-width="16383*"/>
    </style:style>
    <style:style style:family="table" style:name="a29abad">
      <style:table-properties style:width="17.59cm" table:align="left"/>
    </style:style>
    <style:style style:family="table-cell" style:name="a9f7af3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b1e11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787f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b2a7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f97c7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cb9f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4a4b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a91a0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1d37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258fc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31fd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bb4f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b99d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2d8a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5096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cd4d88">
      <style:table-column-properties style:rel-column-width="21845*"/>
    </style:style>
    <style:style style:family="table" style:name="aac8a9b">
      <style:table-properties style:width="17.59cm" table:align="left"/>
    </style:style>
    <style:style style:family="table-cell" style:name="a568b3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77ebe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d375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84d2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402b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9e583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41578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04a4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9fa8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94e9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3215b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9e13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9881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f629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a049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0126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e394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5a22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294c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0f5d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9b0593">
      <style:table-column-properties style:rel-column-width="13107*"/>
    </style:style>
    <style:style style:family="table" style:name="adce379">
      <style:table-properties style:width="17.59cm" table:align="left"/>
    </style:style>
    <style:style style:family="text" style:name="a6438ff">
      <style:text-properties fo:font-style="normal" fo:font-weight="bold" style:font-style-asian="normal" style:font-style-complex="normal" style:font-weight-asian="bold" style:font-weight-complex="bold" style:text-underline-style="solid"/>
    </style:style>
    <style:style style:family="text" style:name="aa5f461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cda289">
      <style:text-properties fo:font-style="italic" fo:font-weight="bold" style:font-style-asian="italic" style:font-style-complex="italic" style:font-weight-asian="bold" style:font-weight-complex="bold"/>
    </style:style>
    <style:style style:family="text" style:name="a427e62">
      <style:text-properties fo:font-weight="bold" style:font-weight-asian="bold" style:font-weight-complex="bold"/>
    </style:style>
    <style:style style:family="text" style:name="a658dcd">
      <style:text-properties fo:font-style="italic" fo:font-weight="bold" style:font-style-asian="italic" style:font-style-complex="italic" style:font-weight-asian="bold" style:font-weight-complex="bold"/>
    </style:style>
    <style:style style:family="text" style:name="aa7be12">
      <style:text-properties fo:font-style="italic" fo:font-weight="bold" style:font-style-asian="italic" style:font-style-complex="italic" style:font-weight-asian="bold" style:font-weight-complex="bold"/>
    </style:style>
    <style:style style:family="text" style:name="aca2111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ec4848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2a93bd">
      <style:text-properties fo:font-style="normal" fo:font-weight="bold" style:font-style-asian="normal" style:font-style-complex="normal" style:font-weight-asian="bold" style:font-weight-complex="bold" style:text-underline-style="solid"/>
    </style:style>
    <style:style style:family="text" style:name="ae6ee7b">
      <style:text-properties fo:font-style="normal" fo:font-weight="bold" style:font-style-asian="normal" style:font-style-complex="normal" style:font-weight-asian="bold" style:font-weight-complex="bold" style:text-underline-style="solid"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•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•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•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•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•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•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number:number-style style:name="N0">
      <number:number number:decimal-places="2" number:min-integer-digits="1"/>
    </number:number-style>
  </office:automatic-styles>
  <office:body>
    <office:text>
      <text:p text:style-name="Default_20_Text">0-Normal<text:span text:style-name="a427e62">8-Bold</text:span><text:span text:style-name="aa7be12">14-BoldItalic</text:span><text:span text:style-name="aec4848">27-Bold-italic-underline</text:span><text:span text:style-name="ae6ee7b">51-Bold-underline</text:span><text:span text:style-name="aec4848">68-Bold-italic-underline2</text:span><text:span text:style-name="a427e62">93-Bold</text:span>100-Normal!!</text:p>
      <text:p text:style-name="Default_20_Text"/>
      <table:table table:style-name="adce379">
        <table:table-column table:number-columns-repeated="5" table:style-name="a9b0593"/>
        <table:table-row>
          <table:table-cell table:style-name="a70f5dd">
            <text:p text:style-name="Table_20_Heading"/>
          </table:table-cell>
          <table:table-cell table:style-name="a8294c3">
            <text:p text:style-name="Table_20_Heading"/>
          </table:table-cell>
          <table:table-cell table:style-name="a55a220">
            <text:p text:style-name="Table_20_Heading">Here</text:p>
          </table:table-cell>
          <table:table-cell table:style-name="aee3946">
            <text:p text:style-name="Table_20_Heading"/>
          </table:table-cell>
          <table:table-cell table:style-name="aa01266">
            <text:p text:style-name="Table_20_Heading"/>
          </table:table-cell>
        </table:table-row>
        <table:table-row>
          <table:table-cell table:style-name="afa0495">
            <text:p text:style-name="Table_20_Heading"/>
          </table:table-cell>
          <table:table-cell table:style-name="aef629a">
            <text:p text:style-name="Table_20_Heading"/>
          </table:table-cell>
          <table:table-cell table:style-name="a498817">
            <text:p text:style-name="Table_20_Heading"/>
          </table:table-cell>
          <table:table-cell table:style-name="ad9e138">
            <text:p text:style-name="Table_20_Heading"/>
          </table:table-cell>
          <table:table-cell table:style-name="ac3215b">
            <text:p text:style-name="Table_20_Heading"/>
          </table:table-cell>
        </table:table-row>
        <table:table-row>
          <table:table-cell table:style-name="a894e96">
            <text:p text:style-name="Table_20_Contents"/>
          </table:table-cell>
          <table:table-cell table:style-name="a39fa82">
            <text:p text:style-name="Table_20_Contents"/>
          </table:table-cell>
          <table:table-cell table:style-name="ac04a41">
            <text:p text:style-name="Table_20_Contents"/>
          </table:table-cell>
          <table:table-cell table:style-name="a41578b">
            <text:p text:style-name="Table_20_Contents"/>
          </table:table-cell>
          <table:table-cell table:style-name="ac9e583">
            <text:p text:style-name="Table_20_Contents"/>
          </table:table-cell>
        </table:table-row>
        <table:table-row>
          <table:table-cell table:style-name="a3402ba">
            <text:p text:style-name="Table_20_Contents"/>
          </table:table-cell>
          <table:table-cell table:style-name="a784d21">
            <text:p text:style-name="Table_20_Contents"/>
          </table:table-cell>
          <table:table-cell table:style-name="a8d3751">
            <text:p text:style-name="Table_20_Contents"/>
          </table:table-cell>
          <table:table-cell table:style-name="a77ebe6">
            <text:p text:style-name="Table_20_Contents"/>
          </table:table-cell>
          <table:table-cell table:style-name="a568b3d">
            <text:p text:style-name="Table_20_Contents"/>
          </table:table-cell>
        </table:table-row>
      </table:table>
      <text:p text:style-name="Default_20_Text"/>
      <text:p text:style-name="Default_20_Text"/>
      <table:table table:style-name="aac8a9b">
        <table:table-column table:number-columns-repeated="3" table:style-name="acd4d88"/>
        <table:table-row>
          <table:table-cell table:style-name="ad5096a">
            <text:p text:style-name="Table_20_Heading">adf</text:p>
          </table:table-cell>
          <table:table-cell table:style-name="ab2d8ab">
            <text:p text:style-name="Table_20_Heading">sdf</text:p>
          </table:table-cell>
          <table:table-cell table:style-name="a4b99d8">
            <text:p text:style-name="Table_20_Heading">sdf</text:p>
          </table:table-cell>
        </table:table-row>
        <table:table-row>
          <table:table-cell table:style-name="a8bb4ff">
            <text:p text:style-name="Table_20_Contents">sdf</text:p>
          </table:table-cell>
          <table:table-cell table:style-name="ad31fd1">
            <text:p text:style-name="Table_20_Contents">sdf</text:p>
          </table:table-cell>
          <table:table-cell table:style-name="a8258fc">
            <text:p text:style-name="Table_20_Contents">sfd</text:p>
          </table:table-cell>
        </table:table-row>
        <table:table-row>
          <table:table-cell table:style-name="a21d37a">
            <text:p text:style-name="Table_20_Contents"/>
          </table:table-cell>
          <table:table-cell table:style-name="aa91a0b">
            <text:p text:style-name="Table_20_Contents"/>
          </table:table-cell>
          <table:table-cell table:style-name="a54a4b0">
            <text:p text:style-name="Table_20_Contents"/>
          </table:table-cell>
        </table:table-row>
        <table:table-row>
          <table:table-cell table:style-name="afcb9fa">
            <text:p text:style-name="Table_20_Contents"/>
          </table:table-cell>
          <table:table-cell table:style-name="af97c7f">
            <text:p text:style-name="Table_20_Contents"/>
          </table:table-cell>
          <table:table-cell table:style-name="a2b2a76">
            <text:p text:style-name="Standard"/>
          </table:table-cell>
        </table:table-row>
        <table:table-row>
          <table:table-cell table:style-name="aa787f2">
            <text:p text:style-name="Standard"/>
          </table:table-cell>
          <table:table-cell table:style-name="ab1e110">
            <text:p text:style-name="Standard"/>
          </table:table-cell>
          <table:table-cell table:style-name="a9f7af3">
            <text:p text:style-name="Standard"/>
          </table:table-cell>
        </table:table-row>
      </table:table>
      <text:p text:style-name="Default_20_Text"/>
      <text:p text:style-name="Default_20_Text"/>
      <table:table table:style-name="a29abad">
        <table:table-column table:number-columns-repeated="3" table:style-name="a11713a"/>
        <table:table-column table:style-name="a649e69"/>
        <table:table-row>
          <table:table-cell table:style-name="a05fe70">
            <text:p text:style-name="Table_20_Contents">cell1</text:p>
          </table:table-cell>
          <table:table-cell table:style-name="a8ab14c">
            <text:p text:style-name="a935e07">cell2</text:p>
          </table:table-cell>
          <table:table-cell table:style-name="a64355f">
            <text:p text:style-name="Table_20_Contents">0,00</text:p>
          </table:table-cell>
          <table:table-cell table:style-name="ac1c673">
            <text:p text:style-name="Table_20_Contents"/>
          </table:table-cell>
        </table:table-row>
        <table:table-row>
          <table:table-cell table:style-name="a13adf4">
            <text:list text:continue-numbering="true" text:style-name="L1" xml:id="list5636060534505728168">
              <text:list-item>
                <text:p text:style-name="a01eab7">Aa</text:p>
              </text:list-item>
            </text:list>
            <text:list text:continue-numbering="true" text:style-name="L1" xml:id="list5636060534505728168">
              <text:list-item>
                <text:p text:style-name="a4c1439">bb</text:p>
              </text:list-item>
            </text:list>
            <text:list text:continue-numbering="true" text:style-name="L1" xml:id="list5636060534505728168">
              <text:list-item>
                <text:p text:style-name="a49f082">cc</text:p>
              </text:list-item>
            </text:list>
            <text:list text:continue-numbering="true" text:style-name="L1" xml:id="list5636060534505728168">
              <text:list-item>
                <text:p text:style-name="a92586d">dd</text:p>
              </text:list-item>
            </text:list>
            <text:p text:style-name="Table_20_Contents">ee</text:p>
          </table:table-cell>
          <table:table-cell table:style-name="a2ed049">
            <text:p text:style-name="Table_20_Contents"/>
          </table:table-cell>
          <table:table-cell table:style-name="ae25539">
            <text:p text:style-name="Table_20_Contents"/>
          </table:table-cell>
          <table:table-cell table:style-name="ab57815">
            <text:p text:style-name="Table_20_Contents"/>
          </table:table-cell>
        </table:table-row>
        <table:table-row>
          <table:table-cell table:style-name="a859f23">
            <text:p text:style-name="Table_20_Contents"/>
          </table:table-cell>
          <table:table-cell table:style-name="a2760fb">
            <text:p text:style-name="Table_20_Contents"/>
          </table:table-cell>
          <table:table-cell table:style-name="a86e2fe">
            <text:p text:style-name="Table_20_Contents"/>
          </table:table-cell>
          <table:table-cell table:style-name="a2cd264">
            <text:p text:style-name="Table_20_Contents"/>
          </table:table-cell>
        </table:table-row>
        <table:table-row>
          <table:table-cell table:style-name="abc23e8">
            <text:p text:style-name="Table_20_Contents"/>
          </table:table-cell>
          <table:table-cell table:style-name="a7b0db4">
            <text:p text:style-name="Table_20_Contents"/>
          </table:table-cell>
          <table:table-cell table:style-name="a465a2c">
            <text:p text:style-name="Table_20_Contents"/>
          </table:table-cell>
          <table:table-cell table:style-name="ae94fed">
            <text:p text:style-name="Table_20_Contents"/>
          </table:table-cell>
        </table:table-row>
        <table:table-row>
          <table:table-cell table:style-name="ad2fa0b">
            <text:p text:style-name="Table_20_Contents"/>
          </table:table-cell>
          <table:table-cell table:style-name="a143e44">
            <text:p text:style-name="Table_20_Contents"/>
          </table:table-cell>
          <table:table-cell table:style-name="a2d026e">
            <text:p text:style-name="Table_20_Contents"/>
          </table:table-cell>
          <table:table-cell table:style-name="a672de5">
            <text:p text:style-name="Table_20_Contents"/>
          </table:table-cell>
        </table:table-row>
      </table:table>
      <text:p text:style-name="Default_20_Text"/>
      <text:p text:style-name="Default_20_Text"/>
      <text:p text:style-name="Default_20_Text">Sdfdfdf</text:p>
      <text:p text:style-name="Default_20_Text">Deleted table</text:p>
      <table:table table:style-name="a5ca0c3">
        <table:table-column table:style-name="a6d0661"/>
        <table:table-column table:style-name="ae778c6"/>
        <table:table-row>
          <table:table-cell table:style-name="a62815d">
            <text:p text:style-name="Table_20_Contents">This table will be deleted</text:p>
          </table:table-cell>
          <table:table-cell table:style-name="abd73dd">
            <text:p text:style-name="Table_20_Contents"/>
          </table:table-cell>
        </table:table-row>
        <table:table-row>
          <table:table-cell table:style-name="ad08192">
            <text:p text:style-name="Table_20_Contents"/>
          </table:table-cell>
          <table:table-cell table:style-name="a17e52d">
            <text:p text:style-name="Table_20_Contents"/>
          </table:table-cell>
        </table:table-row>
        <table:table-row>
          <table:table-cell table:style-name="a52664c">
            <text:p text:style-name="Table_20_Contents"/>
          </table:table-cell>
        </table:table-row>
        <table:table-row>
          <table:table-cell table:style-name="a780cca">
            <text:p text:style-name="Table_20_Contents"/>
          </table:table-cell>
          <table:table-cell table:style-name="ae8dfcc">
            <text:p text:style-name="Table_20_Contents"/>
          </table:table-cell>
        </table:table-row>
      </table:table>
      <text:p text:style-name="Default_20_Text"/>
      <text:p text:style-name="Default_20_Text">sample table to delete column<text:s/></text:p>
      <table:table table:style-name="a07d579">
        <table:table-column table:style-name="a591c5f"/>
        <table:table-column table:style-name="ab94df1"/>
        <table:table-column table:style-name="a116cf6"/>
        <table:table-column table:style-name="a8817a4"/>
        <table:table-column table:style-name="a0afb9e"/>
        <table:table-column table:style-name="a71125c"/>
        <table:table-row>
          <table:table-cell table:style-name="ac31d2a">
            <text:p text:style-name="Table_20_Contents"/>
          </table:table-cell>
          <table:table-cell table:style-name="ae12d57">
            <text:p text:style-name="Table_20_Contents"/>
          </table:table-cell>
          <table:table-cell table:style-name="a016ada">
            <text:p text:style-name="Table_20_Contents"/>
          </table:table-cell>
          <table:table-cell table:style-name="a29bba3">
            <text:p text:style-name="Table_20_Contents"/>
          </table:table-cell>
          <table:table-cell table:style-name="af967db">
            <text:p text:style-name="Table_20_Contents"/>
          </table:table-cell>
          <table:table-cell table:style-name="ab032cb">
            <text:p text:style-name="Table_20_Contents"/>
          </table:table-cell>
        </table:table-row>
        <table:table-row>
          <table:table-cell table:style-name="aea41f4">
            <text:p text:style-name="Table_20_Contents"/>
          </table:table-cell>
          <table:table-cell table:style-name="a1e183f">
            <text:p text:style-name="Table_20_Contents"/>
          </table:table-cell>
          <table:table-cell table:style-name="a9c7bb6">
            <text:p text:style-name="Table_20_Contents"/>
          </table:table-cell>
          <table:table-cell table:style-name="a6d52f2">
            <text:p text:style-name="Table_20_Contents"/>
          </table:table-cell>
          <table:table-cell table:style-name="aa741f0">
            <text:p text:style-name="Table_20_Contents"/>
          </table:table-cell>
          <table:table-cell table:style-name="ac25c17">
            <text:p text:style-name="Table_20_Contents"/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Tahoma" svg:font-family="Tahoma"/>
    <style:font-face style:name="OpenSymbol" svg:font-family="OpenSymbol"/>
    <style:font-face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rebuchet MS" svg:font-family="'Trebuchet MS'"/>
    <style:font-face style:font-family-generic="system" style:font-pitch="variable" style:name="Lucida Sans Unicode" svg:font-family="'Lucida Sans Unicode'"/>
    <style:font-face style:font-family-generic="system" style:font-pitch="variable" style:name="MS Mincho" svg:font-family="'MS Mincho'"/>
    <style:font-face style:font-family-generic="system" style:font-pitch="variable" style:name="Tahoma1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Lucida Sans Unicode" style:font-name-complex="Tahoma1" style:font-size-asian="12.0pt" style:use-window-font-color="true"/>
    </style:default-style>
    <style:style style:display-name="Default Text" style:family="paragraph" style:name="Default_20_Text" style:parent-style-name="default_paragraph_style"/>
    <style:style style:family="paragraph" style:name="Heading" style:next-style-name="Text_20_Body_20_Single" style:parent-style-name="Default_20_Text">
      <style:paragraph-properties fo:margin-bottom="2.12mm" fo:margin-top="4.23mm"/>
      <style:text-properties fo:font-size="14.0pt" style:font-name="Arial" style:font-name-asian="MS Mincho" style:font-name-complex="Tahoma1" style:font-size-asian="14.0pt"/>
    </style:style>
    <style:style style:display-name="Table Contents" style:family="paragraph" style:name="Table_20_Contents" style:parent-style-name="Default_20_Text"/>
    <style:style style:family="paragraph" style:name="Standard" style:parent-style-name="default_paragraph_style"/>
    <style:style style:display-name="Text Body Single" style:family="paragraph" style:name="Text_20_Body_20_Single" style:parent-style-name="Default_20_Text">
      <style:paragraph-properties fo:margin-bottom="2.12mm" fo:margin-top="0.0mm"/>
    </style:style>
    <style:style style:family="paragraph" style:name="List" style:parent-style-name="Text_20_Body_20_Single">
      <style:text-properties style:font-name-complex="Tahoma2"/>
    </style:style>
    <style:style style:family="paragraph" style:name="Index" style:parent-style-name="Default_20_Text">
      <style:text-properties style:font-name-complex="Tahoma2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Default_20_Text">
      <style:paragraph-properties fo:margin-bottom="2.12mm" fo:margin-top="2.12mm"/>
      <style:text-properties fo:font-size="12.0pt" fo:font-style="italic" style:font-name-complex="Tahoma2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0</dc:date>
    <meta:editing-cycles>2</meta:editing-cycles>
    <meta:editing-duration>PT0.026S</meta:editing-duration>
  </office:meta>
</office:document-meta>
</file>